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7dbc6"/>
    </style:style>
    <style:style style:name="P2" style:family="paragraph" style:parent-style-name="Standard" style:list-style-name="L1">
      <style:text-properties officeooo:rsid="0017dbc6" officeooo:paragraph-rsid="0017dbc6"/>
    </style:style>
    <style:style style:name="P3" style:family="paragraph" style:parent-style-name="Standard">
      <style:text-properties officeooo:rsid="0017dbc6" officeooo:paragraph-rsid="0017dbc6"/>
    </style:style>
    <style:style style:name="P4" style:family="paragraph" style:parent-style-name="Standard" style:list-style-name="L1">
      <style:text-properties officeooo:rsid="00197577" officeooo:paragraph-rsid="00197577"/>
    </style:style>
    <style:style style:name="P5" style:family="paragraph" style:parent-style-name="Standard" style:list-style-name="L1">
      <style:text-properties fo:font-weight="normal" officeooo:rsid="002586ee" officeooo:paragraph-rsid="002586ee" style:font-weight-asian="normal" style:font-weight-complex="normal"/>
    </style:style>
    <style:style style:name="P6" style:family="paragraph" style:parent-style-name="Standard" style:list-style-name="L1">
      <style:text-properties officeooo:rsid="001ec1c5" officeooo:paragraph-rsid="001ec1c5"/>
    </style:style>
    <style:style style:name="P7" style:family="paragraph" style:parent-style-name="Standard" style:list-style-name="L1">
      <style:text-properties officeooo:rsid="0022391c" officeooo:paragraph-rsid="0022391c"/>
    </style:style>
    <style:style style:name="P8" style:family="paragraph" style:parent-style-name="Standard" style:list-style-name="L1">
      <style:text-properties officeooo:rsid="002433e6" officeooo:paragraph-rsid="002433e6"/>
    </style:style>
    <style:style style:name="P9" style:family="paragraph" style:parent-style-name="Standard">
      <style:text-properties officeooo:rsid="002433e6" officeooo:paragraph-rsid="002433e6"/>
    </style:style>
    <style:style style:name="P10" style:family="paragraph" style:parent-style-name="Standard" style:list-style-name="L1">
      <style:text-properties officeooo:rsid="0024b12f" officeooo:paragraph-rsid="0024b12f"/>
    </style:style>
    <style:style style:name="P11" style:family="paragraph" style:parent-style-name="Standard">
      <style:text-properties officeooo:rsid="0024b12f" officeooo:paragraph-rsid="0024b12f"/>
    </style:style>
    <style:style style:name="P12" style:family="paragraph" style:parent-style-name="Standard" style:list-style-name="L1">
      <style:text-properties officeooo:rsid="002586ee" officeooo:paragraph-rsid="002586ee"/>
    </style:style>
    <style:style style:name="P13" style:family="paragraph" style:parent-style-name="Standard">
      <style:text-properties officeooo:rsid="002586ee" officeooo:paragraph-rsid="002586ee"/>
    </style:style>
    <style:style style:name="T1" style:family="text">
      <style:text-properties officeooo:rsid="0017d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dbc6" style:font-weight-asian="bold" style:font-weight-complex="bold"/>
    </style:style>
    <style:style style:name="T4" style:family="text">
      <style:text-properties fo:font-weight="bold" officeooo:rsid="001d2bbc" style:font-weight-asian="bold" style:font-weight-complex="bold"/>
    </style:style>
    <style:style style:name="T5" style:family="text">
      <style:text-properties fo:font-weight="bold" officeooo:rsid="0020a22d" style:font-weight-asian="bold" style:font-weight-complex="bold"/>
    </style:style>
    <style:style style:name="T6" style:family="text">
      <style:text-properties fo:font-weight="bold" officeooo:rsid="0026603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66038" style:font-weight-asian="normal" style:font-weight-complex="normal"/>
    </style:style>
    <style:style style:name="T9" style:family="text">
      <style:text-properties officeooo:rsid="001d2bbc"/>
    </style:style>
    <style:style style:name="T10" style:family="text">
      <style:text-properties officeooo:rsid="001ec1c5"/>
    </style:style>
    <style:style style:name="T11" style:family="text">
      <style:text-properties officeooo:rsid="0020a22d"/>
    </style:style>
    <style:style style:name="T12" style:family="text">
      <style:text-properties officeooo:rsid="0022391c"/>
    </style:style>
    <style:style style:name="T13" style:family="text">
      <style:text-properties officeooo:rsid="0026603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57239769" text:style-name="L1">
        <text:list-item>
          <text:p text:style-name="P1"><text:span text:style-name="T1">Instala el programa </text:span><text:span text:style-name="T3">wget</text:span><text:span text:style-name="T1">, usando el comando </text:span><text:span text:style-name="T3">apt</text:span><text:span text:style-name="T1">.</text:span></text:p>
          <text:p text:style-name="P1"/>
          <text:p text:style-name="P1">ricardo@ricardo-B550M-S2H:/tmp$ sudo apt install wget</text:p>
          <text:p text:style-name="P1"/>
        </text:list-item>
        <text:list-item>
          <text:p text:style-name="P2">Cambiate de directorio a <text:span text:style-name="T2">/tmp</text:span></text:p>
        </text:list-item>
      </text:list>
      <text:p text:style-name="P3"><text:span text:style-name="T2"/></text:p>
      <text:list xml:id="list205305476346385" text:continue-numbering="true" text:style-name="L1">
        <text:list-header>
          <text:p text:style-name="P2"><text:span text:style-name="T7">ricardo@ricardo-B550M-S2H:~$ cd /tmp/</text:span></text:p>
          <text:p text:style-name="P2"/>
        </text:list-header>
        <text:list-item>
          <text:p text:style-name="P2">Descarga en <text:span text:style-name="T2">/tmp</text:span> que hay en la ruta siguiente <text:a xlink:type="simple" xlink:href="https://aulavirtual.murciaeduca.es/pluginfile.php/4345249/mod_resource/content/1/volver_a_ser_un_niño.txt%20wget" text:style-name="Internet_20_link" text:visited-style-name="Visited_20_Internet_20_Link"><text:span text:style-name="T2">https://aulavirtual.murciaeduca.es/pluginfile.php/4345249/mod_resource/content/1/volver_a_ser_un_ni%C3%B1o.txt wget</text:span></text:a> (debes poner <text:span text:style-name="T2">wget</text:span> y <text:span text:style-name="T2">la ruta</text:span>) </text:p>
          <text:p text:style-name="P2"/>
        </text:list-item>
        <text:list-item>
          <text:p text:style-name="P4">Muestra las líneas donde <text:span text:style-name="T2">aparezcan</text:span> la cadena <text:span text:style-name="T2">nombre</text:span>.</text:p>
          <text:p text:style-name="P4"/>
          <text:p text:style-name="P4">ricardo@ricardo-B550M-S2H:/tmp$ grep -E ‘nombre’ <text:s/>volver_a_ser_un_niño.txt</text:p>
          <text:p text:style-name="P4"/>
        </text:list-item>
        <text:list-item>
          <text:p text:style-name="P2">Muestra todas las líneas donde <text:span text:style-name="T2">aparezcan</text:span> las <text:span text:style-name="T2">cadenas</text:span> <text:span text:style-name="T2">niño</text:span> y <text:span text:style-name="T2">un</text:span> en la misma línea, <text:span text:style-name="T9">e</text:span><text:span text:style-name="T4">n ese orden</text:span> aunque no sea seguido.</text:p>
          <text:p text:style-name="P2"/>
          <text:p text:style-name="P2">grep -E 'niño.*un' volver_a_ser_un_niño.txt</text:p>
          <text:p text:style-name="P2"/>
        </text:list-item>
        <text:list-item>
          <text:p text:style-name="P2">Muestra todas las líneas donde <text:span text:style-name="T2">aparezcan</text:span> las <text:span text:style-name="T2">cadenas</text:span> <text:span text:style-name="T2">niño</text:span> <text:span text:style-name="T10">o</text:span> <text:span text:style-name="T2">un</text:span> en la misma línea.</text:p>
          <text:p text:style-name="P2"/>
          <text:p text:style-name="P2">ricardo@ricardo-B550M-S2H:/tmp$ grep -E 'niño|un' volver_a_ser_un_niño.txt </text:p>
          <text:p text:style-name="P2"/>
        </text:list-item>
        <text:list-item>
          <text:p text:style-name="P6">Muestra las líneas que tengan <text:span text:style-name="T2">palabras</text:span> de 5 <text:span text:style-name="T11">caracteres </text:span><text:span text:style-name="T5">alfabéticos</text:span><text:span text:style-name="T11"> o </text:span><text:span text:style-name="T5">dígitos numéricos</text:span><text:span text:style-name="T11"> </text:span><text:span text:style-name="T2">terminadas</text:span> en <text:span text:style-name="T2">ta</text:span>.</text:p>
          <text:p text:style-name="P6"/>
          <text:p text:style-name="P6">ricardo@ricardo-B550M-S2H:/tmp$ grep -E '\&lt;...ta\&gt;' volver_a_ser_un_niño.txt</text:p>
          <text:p text:style-name="P6"/>
        </text:list-item>
        <text:list-item>
          <text:p text:style-name="P7">Muestra las líneas que <text:span text:style-name="T2">terminen</text:span> en <text:span text:style-name="T2">s</text:span> o <text:span text:style-name="T2">a</text:span>.</text:p>
          <text:p text:style-name="P7"/>
          <text:p text:style-name="P7">ricardo@ricardo-B550M-S2H:/tmp$ grep -E '[sa]$' volver_a_ser_un_niño.txt</text:p>
          <text:p text:style-name="P7"/>
        </text:list-item>
        <text:list-item>
          <text:p text:style-name="P8">Muestra las <text:s/>líneas que <text:span text:style-name="T2">empiecen</text:span> por <text:span text:style-name="T2">v</text:span> o <text:span text:style-name="T2">M</text:span>.</text:p>
        </text:list-item>
      </text:list>
      <text:p text:style-name="P9"/>
      <text:p text:style-name="P9"><text:tab/>ricardo@ricardo-B550M-S2H:/tmp$ grep -E '^[vV]' volver_a_ser_un_niño.txt</text:p>
      <text:list xml:id="list205305176263139" text:continue-numbering="true" text:style-name="L1">
        <text:list-header>
          <text:p text:style-name="P6"/>
        </text:list-header>
        <text:list-item>
          <text:p text:style-name="P6">Muestra <text:s/><text:span text:style-name="T12">que no tenga ninguna mayúscula.</text:span></text:p>
          <text:p text:style-name="P6"/>
          <text:p text:style-name="P6">ricardo@ricardo-B550M-S2H:/tmp$ grep -E '^[a-záéíóúñ, ]+$*' volver_a_ser_un_niño.txt</text:p>
          <text:p text:style-name="P6"/>
        </text:list-item>
        <text:list-item>
          <text:p text:style-name="P10"><text:span text:style-name="T2">Crea</text:span> una <text:span text:style-name="T2">carpeta</text:span> llamada actividad3.5. Usando ruta <text:span text:style-name="T2">relativa</text:span>.</text:p>
        </text:list-item>
      </text:list>
      <text:p text:style-name="P11"/>
      <text:p text:style-name="P11"><text:tab/>ricardo@ricardo-B550M-S2H:/tmp$ mkdir actividad3.5</text:p>
      <text:p text:style-name="P11"/>
      <text:list xml:id="list205305466486146" text:continue-numbering="true" text:style-name="L1">
        <text:list-item>
          <text:p text:style-name="P12">Muestra las <text:span text:style-name="T13">3</text:span> primera líneas del fichero <text:span text:style-name="T2">volver_a_ser_un_niño.txt</text:span></text:p>
        </text:list-item>
      </text:list>
      <text:p text:style-name="P13"><text:span text:style-name="T6"/></text:p>
      <text:list xml:id="list205306174825812" text:continue-numbering="true" text:style-name="L1">
        <text:list-header>
          <text:p text:style-name="P12"><text:span text:style-name="T8">ricardo@ricardo-B550M-S2H:/tmp$ head <text:s/>-3 volver_a_ser_un_niño.txt</text:span><text:span text:style-name="T6"> </text:span></text:p>
          <text:p text:style-name="P12"><text:span text:style-name="T2"/></text:p>
        </text:list-header>
        <text:list-item>
          <text:p text:style-name="P12">Guarda en un fichero llamado <text:span text:style-name="T2">la</text:span><text:span text:style-name="T6">s</text:span><text:span text:style-name="T2">_4_ultimas.txt</text:span> dentro de activiad3.5, las <text:span text:style-name="T2">4 últimas líneas</text:span> del fichero <text:span text:style-name="T2">fichero volver_a_ser_un_niño.txt.</text:span></text:p>
          <text:p text:style-name="P5"><text:soft-page-break/>ricardo@ricardo-B550M-S2H:/tmp$ tail -4 volver_a_ser_un_niño.txt &gt; actividad3.5/las_4_ultimas.txt</text:p>
          <text:p text:style-name="P12"><text:span text:style-name="T2"/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1T20:04:23.073096798</meta:creation-date>
    <meta:editing-duration>PT18M2S</meta:editing-duration>
    <meta:editing-cycles>10</meta:editing-cycles>
    <meta:generator>LibreOffice/7.2.2.2$Linux_X86_64 LibreOffice_project/20$Build-2</meta:generator>
    <dc:date>2021-11-21T20:53:04.196139498</dc:date>
    <meta:document-statistic meta:table-count="0" meta:image-count="0" meta:object-count="0" meta:page-count="2" meta:paragraph-count="25" meta:word-count="217" meta:character-count="1838" meta:non-whitespace-character-count="1650"/>
  </office:meta>
</office:document-meta>
</file>